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BDB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F3F3F3"/>
      <style:text-properties fo:font-size="10pt" style:font-size-asian="10pt" style:font-size-complex="10pt"/>
    </style:style>
    <style:style style:name="co1" style:family="table-column">
      <style:table-column-properties fo:break-before="auto" style:column-width="12.4618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egory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nam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Сельское, лесное хозяйство, охота,<text:s/></text:p>
            <text:p>рыболовство и рыбоводство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4">
            <text:p>Добыча полезных ископаемых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Обрабатывающие производства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Электрическая энергия, газ, пар,<text:s/></text:p>
            <text:p>кондиционирование воздуха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Водоснабжение, водоотведение,<text:s/></text:p>
            <text:p>утилизация отходов, ликвидация загрязнений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4">
            <text:p>Строительство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Торговля оптовая, розничная, ремонт авто и</text:p>
            <text:p>мотоциклов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4">
            <text:p>Транспортировка и хранение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Деятельность гостиниц и предприятий</text:p>
            <text:p>общественного питания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Деятельность в области информации и связи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Деятельность финансовая и страховая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Деятельность по операциям с недвижимым<text:s/></text:p>
            <text:p>имуществом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Деятельность профессиональная, научная и</text:p>
            <text:p>техническая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4">
            <text:p>Деятельность административная и</text:p>
            <text:p>сопутствующие услуги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4">
            <text:p>Государственное управление и обеспечение</text:p>
            <text:p>военной безопасности, социальное<text:s/></text:p>
            <text:p>обеспечение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Образование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Здравоохранение и социальные услуги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Деятельность в области культуры, спорта,<text:s/></text:p>
            <text:p>организация досуговых развлечений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office:value-type="string" table:style-name="ce3">
            <text:p>Предоставление прочих видов услуг</text:p>
          </table:table-cell>
          <table:table-cell table:number-columns-repeated="16383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4">
            <text:p>Деятельность домашних хозяйств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4">
            <text:p>Деятельность экстерриториальных<text:s/></text:p>
            <text:p>организаций</text:p>
          </table:table-cell>
          <table:table-cell table:number-columns-repeated="16383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2-05-23T08:42:19Z</meta:creation-date>
    <dc:date>2022-05-23T09:00:29Z</dc:date>
  </office:meta>
</office:document-meta>
</file>